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ed3e" officeooo:paragraph-rsid="0016ed3e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ut à fa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5-12-29T18:46:56.080167684</meta:creation-date>
    <meta:generator>LibreOffice/4.4.3.2$Linux_X86_64 LibreOffice_project/40m0$Build-2</meta:generator>
    <dc:date>2015-12-29T18:49:32.892880503</dc:date>
    <dc:creator>Miguel </dc:creator>
    <meta:editing-duration>PT2M37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</office:meta>
</office:document-meta>
</file>